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Neue" svg:font-family="HelveticaNeue"/>
    <style:font-face style:name="MinionPro-Regular" svg:font-family="MinionPro-Regular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000000" style:text-line-through-style="none" style:text-position="0% 100%" style:font-name="Georgia" fo:font-size="14pt" fo:letter-spacing="normal" fo:language="en" fo:country="US" fo:font-style="normal" style:text-underline-style="none" fo:font-weight="normal" style:font-name-asian="HelveticaNeue" style:font-size-asian="14pt" style:font-style-asian="normal" style:font-weight-asian="normal" style:font-name-complex="HelveticaNeue" style:font-size-complex="14pt" style:font-style-complex="normal" style:font-weight-complex="normal" style:text-emphasize="none" style:text-scale="100%"/>
    </style:style>
    <style:style style:name="P2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000000" style:text-line-through-style="none" style:text-position="0% 100%" style:font-name="Georgia" fo:font-size="14pt" fo:letter-spacing="normal" fo:language="en" fo:country="US" fo:font-style="normal" style:text-underline-style="none" fo:font-weight="normal" style:font-name-asian="MinionPro-Regular" style:font-size-asian="14pt" style:font-style-asian="normal" style:font-weight-asian="normal" style:font-name-complex="MinionPro-Regular" style:font-size-complex="14pt" style:font-style-complex="normal" style:font-weight-complex="normal" style:text-emphasize="none" style:text-scale="100%"/>
    </style:style>
    <style:style style:name="P3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000000" style:text-line-through-style="none" style:text-position="0% 100%" style:font-name="Helvetica" fo:font-size="13pt" fo:letter-spacing="normal" fo:language="en" fo:country="US" fo:font-style="normal" style:text-underline-style="none" fo:font-weight="bold" style:font-name-asian="HelveticaNeue" style:font-size-asian="13pt" style:font-style-asian="normal" style:font-weight-asian="bold" style:font-name-complex="HelveticaNeue" style:font-size-complex="13pt" style:font-style-complex="normal" style:font-weight-complex="bold" style:text-emphasize="none" style:text-scale="100%"/>
    </style:style>
    <style:style style:name="P4" style:family="paragraph" style:parent-style-name="_5b_Basic_20_Paragraph_5d_">
      <style:paragraph-properties fo:margin-left="0in" fo:margin-right="0in" fo:margin-top="0in" fo:margin-bottom="0in" fo:line-height="120%" fo:text-align="center" style:justify-single-word="false" fo:text-indent="0in" style:auto-text-indent="false" style:text-autospace="none" style:vertical-align="middle" style:writing-mode="lr-tb"/>
      <style:text-properties fo:color="#000000" style:text-line-through-style="none" style:text-position="0% 100%" style:font-name="Helvetica" fo:font-size="18pt" fo:letter-spacing="normal" fo:language="en" fo:country="US" fo:font-style="normal" style:text-underline-style="none" fo:font-weight="bold" style:font-name-asian="HelveticaNeue" style:font-size-asian="18pt" style:font-style-asian="normal" style:font-weight-asian="bold" style:font-name-complex="HelveticaNeue" style:font-size-complex="18pt" style:font-style-complex="normal" style:font-weight-complex="bold" style:text-emphasize="none" style:text-scale="100%"/>
    </style:style>
    <style:style style:name="P5" style:family="paragraph" style:parent-style-name="Standard">
      <style:paragraph-properties fo:margin-top="0in" fo:margin-bottom="0.1965in"/>
      <style:text-properties fo:font-variant="normal" fo:text-transform="none" fo:color="#000000" style:text-line-through-style="none" style:font-name="Georgia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-asian="HelveticaNeue" style:font-name-complex="HelveticaNeue"/>
    </style:style>
    <style:style style:name="T2" style:family="text">
      <style:text-properties fo:letter-spacing="-0.0043in" style:font-name-asian="HelveticaNeue" style:font-name-complex="HelveticaNeue"/>
    </style:style>
    <style:style style:name="T3" style:family="text">
      <style:text-properties style:font-name="Helvetica" fo:font-size="13pt" fo:font-weight="bold" style:font-name-asian="HelveticaNeue" style:font-size-asian="13pt" style:font-weight-asian="bold" style:font-name-complex="HelveticaNeue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ulia Colavita</text:p>
      <text:p text:style-name="P4"/>
      <text:p text:style-name="P3">EDUCATION</text:p>
      <text:p text:style-name="P1"/>
      <text:p text:style-name="P1">2010 <text:s text:c="4"/>New York Academy of Art-MFA Painting</text:p>
      <text:p text:style-name="P1">2005 <text:s text:c="3"/>Hartwick College- BA Studio Art, Concentration in Painting</text:p>
      <text:p text:style-name="P1"/>
      <text:p text:style-name="P2"><text:span text:style-name="T3">GROUP EXHIBITIONS</text:span><text:span text:style-name="T1"><text:line-break/></text:span></text:p>
      <text:p text:style-name="P2"><text:span text:style-name="T1">201</text:span><text:span text:style-name="T2">1</text:span><text:span text:style-name="T1"> <text:s text:c="4"/>Contemporary Abstractions, Mighty Tanaka, Brooklyn, NY</text:span></text:p>
      <text:p text:style-name="P1"><text:tab/> <text:s text:c="3"/><text:line-break/><text:tab/> <text:s text:c="2"/>Vander-Onderdonk Sculpture Garden, V.O. House, Brooklyn, NY</text:p>
      <text:p text:style-name="P1"><text:tab/> <text:s text:c="2"/>Group Exhibition, Broadway Gallery, New York, NY</text:p>
      <text:p text:style-name="P1"/>
      <text:p text:style-name="P1">2010 <text:s text:c="3"/>12”x12”, Mighty Tanaka, Brooklyn, NY<text:line-break/><text:tab/> <text:s text:c="3"/></text:p>
      <text:p text:style-name="P1"><text:tab/> <text:s text:c="2"/>XXX, New York Academy of Art, New York, NY</text:p>
      <text:p text:style-name="P1"><text:tab/> <text:s text:c="2"/>Drawing of the Year, Camel Art Space, Brooklyn, NY</text:p>
      <text:p text:style-name="P1"><text:tab/> <text:s text:c="2"/>You Naughty Children, New York Academy of Art, New York, NY</text:p>
      <text:p text:style-name="P1"/>
      <text:p text:style-name="P1">2009 <text:s text:c="3"/>The Resident Faction, Camel Art Space, Brooklyn, NY</text:p>
      <text:p text:style-name="P1"><text:tab/> <text:s text:c="2"/>Brooklyn Artillery, Castle Braid, Brooklyn, NY</text:p>
      <text:p text:style-name="P1"><text:tab/> <text:s text:c="2"/>*Bushwick Open Studios</text:p>
      <text:p text:style-name="P1"><text:tab/> <text:s text:c="2"/>Brooklyn Licks, New York Center for Arts and Media Studies, New York, NY</text:p>
      <text:p text:style-name="P1"><text:tab/> <text:s text:c="2"/>Altre Colori, Pescara, Italy</text:p>
      <text:p text:style-name="P1"/>
      <text:p text:style-name="P1">2008 <text:s text:c="3"/>Group Show, Bleeker Street Artmax, New York, NY</text:p>
      <text:p text:style-name="P1"><text:tab/> </text:p>
      <text:p text:style-name="P1"><text:tab/> <text:s text:c="3"/>Student Exhibition, PriceWaterhouseCooper’s NY</text:p>
      <text:p text:style-name="P1"><text:tab/> <text:s text:c="3"/>Abstractions, Ogilvy and Mather</text:p>
      <text:p text:style-name="P1"/>
      <text:p text:style-name="P1">2007 <text:s text:c="4"/>Group Show, Java Studios, Bklyn</text:p>
      <text:p text:style-name="P1"><text:tab/> <text:s text:c="3"/>Student Show, Art Students League of NY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Neue" svg:font-family="HelveticaNeue"/>
    <style:font-face style:name="MinionPro-Regular" svg:font-family="MinionPro-Regular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_5b_No_20_Paragraph_20_Style_5d_" style:display-name="[No Paragraph Style]" style:family="paragraph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000000" style:text-line-through-style="none" style:text-position="0% 100%" style:font-name="MinionPro-Regular" fo:font-size="12pt" fo:letter-spacing="normal" fo:language="en" fo:country="US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paragraph" style:parent-style-name="_5b_No_20_Paragraph_20_Style_5d_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a Colavita</meta:initial-creator>
    <meta:creation-date>2011-08-11T11:49:02</meta:creation-date>
    <dc:date>2011-08-28T22:13:24</dc:date>
    <meta:editing-duration>PT16M52S</meta:editing-duration>
    <meta:editing-cycles>7</meta:editing-cycles>
    <meta:generator>OpenOffice.org/3.3$Unix OpenOffice.org_project/330m20$Build-9567</meta:generator>
    <meta:document-statistic meta:table-count="0" meta:image-count="0" meta:object-count="0" meta:page-count="1" meta:paragraph-count="23" meta:word-count="142" meta:character-count="1020"/>
  </office:meta>
</office:document-meta>
</file>